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328c" officeooo:paragraph-rsid="0009328c"/>
    </style:style>
    <style:style style:name="P2" style:family="paragraph" style:parent-style-name="Standard">
      <style:paragraph-properties fo:text-align="start" style:justify-single-word="false"/>
      <style:text-properties officeooo:rsid="0009328c" officeooo:paragraph-rsid="0009328c"/>
    </style:style>
    <style:style style:name="P3" style:family="paragraph" style:parent-style-name="Standard">
      <style:paragraph-properties fo:text-align="start" style:justify-single-word="false"/>
      <style:text-properties officeooo:rsid="0009d261" officeooo:paragraph-rsid="0009d261"/>
    </style:style>
    <style:style style:name="P4" style:family="paragraph" style:parent-style-name="Standard">
      <style:paragraph-properties style:line-height-at-least="0.2398in"/>
      <style:text-properties fo:color="#d4d4d4" style:font-name="Droid Sans Mono" fo:font-size="12.75pt" fo:font-weight="normal" fo:background-color="#1e1e1e"/>
    </style:style>
    <style:style style:name="P5" style:family="paragraph" style:parent-style-name="Standard">
      <style:paragraph-properties style:line-height-at-least="0.2398in"/>
      <style:text-properties fo:color="#d4d4d4" style:font-name="Droid Sans Mono" fo:font-size="12.75pt" fo:font-style="italic" fo:font-weight="normal" officeooo:rsid="000ce816" officeooo:paragraph-rsid="000ce816" fo:background-color="#1e1e1e" style:font-style-asian="italic" style:font-style-complex="italic"/>
    </style:style>
    <style:style style:name="P6" style:family="paragraph" style:parent-style-name="Standard">
      <style:paragraph-properties style:line-height-at-least="0.2398in"/>
    </style:style>
    <style:style style:name="P7" style:family="paragraph" style:parent-style-name="Standard">
      <style:paragraph-properties fo:text-align="start" style:justify-single-word="false"/>
      <style:text-properties fo:color="#000000" style:font-name="Droid Sans Mono" fo:font-size="12.75pt" fo:font-style="italic" fo:font-weight="normal" officeooo:rsid="0009d261" officeooo:paragraph-rsid="0009d261" fo:background-color="transparent" style:font-style-asian="italic" style:font-style-complex="italic"/>
    </style:style>
    <style:style style:name="P8" style:family="paragraph" style:parent-style-name="Standard">
      <style:paragraph-properties style:line-height-at-least="0.2398in"/>
      <style:text-properties fo:color="#000000" style:font-name="Droid Sans Mono" fo:font-size="12.75pt" fo:font-style="italic" fo:font-weight="normal" officeooo:rsid="0009d261" officeooo:paragraph-rsid="0009d261" fo:background-color="transparent" style:font-style-asian="italic" style:font-style-complex="italic"/>
    </style:style>
    <style:style style:name="P9" style:family="paragraph" style:parent-style-name="Standard">
      <style:paragraph-properties style:line-height-at-least="0.2398in"/>
      <style:text-properties fo:color="#000000" style:font-name="Droid Sans Mono" fo:font-size="12.75pt" fo:font-style="italic" fo:font-weight="normal" fo:background-color="transparent" style:font-style-asian="italic" style:font-style-complex="italic"/>
    </style:style>
    <style:style style:name="P10" style:family="paragraph" style:parent-style-name="Standard">
      <style:paragraph-properties style:line-height-at-least="0.2398in"/>
      <style:text-properties fo:color="#000000" style:font-name="Droid Sans Mono" fo:font-size="12.75pt" fo:font-weight="normal" officeooo:rsid="000ce816" officeooo:paragraph-rsid="000ce816" fo:background-color="transparent"/>
    </style:style>
    <style:style style:name="P11" style:family="paragraph" style:parent-style-name="Standard">
      <style:paragraph-properties style:line-height-at-least="0.2398in"/>
      <style:text-properties fo:color="#000000" fo:font-style="italic" fo:background-color="transparent" style:font-style-asian="italic" style:font-style-complex="italic"/>
    </style:style>
    <style:style style:name="P12" style:family="paragraph" style:parent-style-name="Standard">
      <style:paragraph-properties style:line-height-at-least="0.2398in"/>
      <style:text-properties fo:color="#000000" fo:font-style="italic" officeooo:rsid="0009d261" officeooo:paragraph-rsid="0009d261" fo:background-color="transparent" style:font-style-asian="italic" style:font-style-complex="italic"/>
    </style:style>
    <style:style style:name="P13" style:family="paragraph" style:parent-style-name="Standard">
      <style:paragraph-properties style:line-height-at-least="0.2398in"/>
      <style:text-properties fo:color="#000000" fo:font-style="italic" officeooo:rsid="000ce816" officeooo:paragraph-rsid="000ce816" fo:background-color="transparent" style:font-style-asian="italic" style:font-style-complex="italic"/>
    </style:style>
    <style:style style:name="P14" style:family="paragraph" style:parent-style-name="Standard">
      <style:paragraph-properties style:line-height-at-least="0.2398in"/>
      <style:text-properties fo:color="#9cdcfe" style:font-name="Droid Sans Mono" fo:font-size="12.75pt" fo:font-weight="normal" fo:background-color="#1e1e1e"/>
    </style:style>
    <style:style style:name="P15" style:family="paragraph" style:parent-style-name="Standard">
      <style:paragraph-properties fo:margin-top="0in" fo:margin-bottom="0.1965in" loext:contextual-spacing="false" style:line-height-at-least="0.2398in"/>
      <style:text-properties fo:color="#000000" style:font-name="Droid Sans Mono" fo:font-size="12.75pt" fo:font-style="italic" fo:font-weight="normal" fo:background-color="transparent" style:font-style-asian="italic" style:font-style-complex="italic"/>
    </style:style>
    <style:style style:name="P16" style:family="paragraph" style:parent-style-name="Standard">
      <style:paragraph-properties style:line-height-at-least="0.2398in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fo:color="#000000" fo:font-style="italic" officeooo:rsid="0009d261" officeooo:paragraph-rsid="0009d261" fo:background-color="transparent" style:font-style-asian="italic" style:font-style-complex="italic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4ec9b0"/>
    </style:style>
    <style:style style:name="T6" style:family="text">
      <style:text-properties fo:color="#dcdcaa"/>
    </style:style>
    <style:style style:name="T7" style:family="text">
      <style:text-properties style:font-name="Droid Sans Mono" fo:font-size="12.75pt" fo:font-weight="normal"/>
    </style:style>
    <style:style style:name="T8" style:family="text">
      <style:text-properties style:font-name="Droid Sans Mono" fo:font-size="12.75pt" fo:font-weight="normal" officeooo:rsid="000ce816"/>
    </style:style>
    <style:style style:name="T9" style:family="text">
      <style:text-properties fo:color="#b5ce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5 (Events )</text:p>
      <text:p text:style-name="P2"/>
      <text:p text:style-name="P2"/>
      <text:p text:style-name="P3">How to find all object using events ?</text:p>
      <text:p text:style-name="P3"/>
      <text:p text:style-name="P7">&lt;div id="app"&gt;</text:p>
      <text:p text:style-name="P9">&lt;button @click='me'&gt;Click Here&lt;/button&gt;</text:p>
      <text:p text:style-name="P9">&lt;/div&gt;</text:p>
      <text:p text:style-name="P15"><text:line-break/></text:p>
      <text:p text:style-name="P9">&lt;script&gt;</text:p>
      <text:p text:style-name="P9">var Event = new Vue ({</text:p>
      <text:p text:style-name="P9">el:'#app',</text:p>
      <text:p text:style-name="P9">data:{</text:p>
      <text:p text:style-name="P11"/>
      <text:p text:style-name="P9">},</text:p>
      <text:p text:style-name="P9">methods:{</text:p>
      <text:p text:style-name="P9">me(e){</text:p>
      <text:p text:style-name="P9">console.log(e);</text:p>
      <text:p text:style-name="P9">}</text:p>
      <text:p text:style-name="P9">}</text:p>
      <text:p text:style-name="P9">})</text:p>
      <text:p text:style-name="P9">&lt;/script&gt;</text:p>
      <text:p text:style-name="P9"/>
      <text:p text:style-name="P8">1. console.log(e) , diye amra event er sokol object ke buji .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6"><text:span text:style-name="T7"/></text:p>
      <text:p text:style-name="P12"><text:span text:style-name="T8"/></text:p>
      <text:p text:style-name="P13"><text:span text:style-name="T7">How to offset data from a field:</text:span></text:p>
      <text:p text:style-name="P13"><text:span text:style-name="T7"/></text:p>
      <text:p text:style-name="P5"><text:span text:style-name="T1">&lt;</text:span><text:span text:style-name="T2">script</text:span><text:span text:style-name="T1">&gt;</text:span></text:p>
      <text:p text:style-name="P4"><text:span text:style-name="T2">var</text:span> <text:span text:style-name="T5">Event</text:span> = <text:span text:style-name="T2">new</text:span> <text:span text:style-name="T5">Vue</text:span> ({</text:p>
      <text:p text:style-name="P4"><text:span text:style-name="T3">el:</text:span><text:span text:style-name="T4">'#app'</text:span>,</text:p>
      <text:p text:style-name="P4"><text:span text:style-name="T3">data:</text:span>{</text:p>
      <text:p text:style-name="P14">classes:</text:p>
      <text:p text:style-name="P4">[<text:span text:style-name="T4">'one'</text:span>,<text:span text:style-name="T4">'two'</text:span>],</text:p>
      <text:p text:style-name="P4"><text:span text:style-name="T3">log:</text:span>{</text:p>
      <text:p text:style-name="P4"><text:span text:style-name="T3">X:</text:span><text:span text:style-name="T9">0</text:span>,<text:span text:style-name="T3">Y:</text:span><text:span text:style-name="T9">0</text:span></text:p>
      <text:p text:style-name="P4">}</text:p>
      <text:p text:style-name="P6"/>
      <text:p text:style-name="P4"><text:soft-page-break/>},</text:p>
      <text:p text:style-name="P4"><text:span text:style-name="T3">methods:</text:span>{</text:p>
      <text:p text:style-name="P4"><text:span text:style-name="T6">me</text:span>(<text:span text:style-name="T3">e</text:span>){</text:p>
      <text:p text:style-name="P4"><text:span text:style-name="T3">console</text:span>.<text:span text:style-name="T6">log</text:span>(<text:span text:style-name="T3">e</text:span>);</text:p>
      <text:p text:style-name="P4">},</text:p>
      <text:p text:style-name="P4"><text:span text:style-name="T6">offset</text:span>(<text:span text:style-name="T3">e</text:span>){</text:p>
      <text:p text:style-name="P4"><text:span text:style-name="T2">this</text:span>.<text:span text:style-name="T3">log</text:span>.<text:span text:style-name="T3">X</text:span> = <text:span text:style-name="T3">e</text:span>.<text:span text:style-name="T3">offsetX</text:span></text:p>
      <text:p text:style-name="P4"><text:span text:style-name="T2">this</text:span>.<text:span text:style-name="T3">log</text:span>.<text:span text:style-name="T3">Y</text:span> = <text:span text:style-name="T3">e</text:span>.<text:span text:style-name="T3">offsetY</text:span></text:p>
      <text:p text:style-name="P4">}</text:p>
      <text:p text:style-name="P4">}</text:p>
      <text:p text:style-name="P4">})</text:p>
      <text:p text:style-name="P4"><text:span text:style-name="T1">&lt;/</text:span><text:span text:style-name="T2">script</text:span><text:span text:style-name="T1">&gt;</text:span></text:p>
      <text:p text:style-name="P13"><text:span text:style-name="T7"/></text:p>
      <text:p text:style-name="P13"><text:span text:style-name="T7"/></text:p>
      <text:p text:style-name="P13"><text:span text:style-name="T7">1. this.log.X = e.offset.X , Bolte bojano hoyese log.X holo ai instence ar vitor.</text:span></text:p>
      <text:p text:style-name="P13"><text:span text:style-name="T7"/></text:p>
      <text:p text:style-name="P5"><text:span text:style-name="T1">&lt;</text:span><text:span text:style-name="T2">div</text:span> <text:span text:style-name="T3">v-bind:class</text:span>=<text:span text:style-name="T4">"classes"</text:span> <text:span text:style-name="T3">@mouseover</text:span>=<text:span text:style-name="T4">'offset'</text:span><text:span text:style-name="T1">&gt;</text:span></text:p>
      <text:p text:style-name="P4">{{ log.X }}, {{ log.Y }}</text:p>
      <text:p text:style-name="P4"><text:span text:style-name="T1">&lt;/</text:span><text:span text:style-name="T2">div</text:span><text:span text:style-name="T1">&gt;</text:span></text:p>
      <text:p text:style-name="P4"><text:span text:style-name="T1"/></text:p>
      <text:p text:style-name="P10">1. {{ log.Y }} , mane holo log data er vitor Y value.</text:p>
      <text:p text:style-name="P13"><text:span text:style-name="T7"/></text:p>
      <text:p text:style-name="P1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9:22:00.908446816</meta:creation-date>
    <dc:date>2020-04-17T20:31:04.638841307</dc:date>
    <meta:editing-duration>PT8M32S</meta:editing-duration>
    <meta:editing-cycles>1</meta:editing-cycles>
    <meta:document-statistic meta:table-count="0" meta:image-count="0" meta:object-count="0" meta:page-count="2" meta:paragraph-count="46" meta:word-count="121" meta:character-count="692" meta:non-whitespace-character-count="615"/>
    <meta:generator>LibreOffice/6.0.7.3$Linux_X86_64 LibreOffice_project/00m0$Build-3</meta:generator>
  </office:meta>
</office:document-meta>
</file>